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04pt"/>
    </style:style>
    <style:style style:name="co2" style:family="table-column">
      <style:table-column-properties fo:break-before="auto" style:column-width="42.69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43.4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ize-dijkstr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ijkstra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6.815" calcext:value-type="float">
            <text:p>16.815</text:p>
          </table:table-cell>
          <table:table-cell office:value-type="float" office:value="41.993" calcext:value-type="float">
            <text:p>41.99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ijkstra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.975" calcext:value-type="float">
            <text:p>17.975</text:p>
          </table:table-cell>
          <table:table-cell office:value-type="float" office:value="41.993" calcext:value-type="float">
            <text:p>41.99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ijkstra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9.43" calcext:value-type="float">
            <text:p>19.43</text:p>
          </table:table-cell>
          <table:table-cell office:value-type="float" office:value="41.993" calcext:value-type="float">
            <text:p>41.99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ijkstra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2.035" calcext:value-type="float">
            <text:p>22.035</text:p>
          </table:table-cell>
          <table:table-cell office:value-type="float" office:value="41.993" calcext:value-type="float">
            <text:p>41.99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ijkstra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1.773" calcext:value-type="float">
            <text:p>21.773</text:p>
          </table:table-cell>
          <table:table-cell office:value-type="float" office:value="41.993" calcext:value-type="float">
            <text:p>41.99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ijkstra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1.782" calcext:value-type="float">
            <text:p>21.782</text:p>
          </table:table-cell>
          <table:table-cell office:value-type="float" office:value="41.993" calcext:value-type="float">
            <text:p>41.99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ijkstra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1.367" calcext:value-type="float">
            <text:p>21.367</text:p>
          </table:table-cell>
          <table:table-cell office:value-type="float" office:value="41.993" calcext:value-type="float">
            <text:p>41.99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ijkstra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1.209" calcext:value-type="float">
            <text:p>21.209</text:p>
          </table:table-cell>
          <table:table-cell office:value-type="float" office:value="41.993" calcext:value-type="float">
            <text:p>41.99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ijkstra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1.148" calcext:value-type="float">
            <text:p>21.148</text:p>
          </table:table-cell>
          <table:table-cell office:value-type="float" office:value="41.993" calcext:value-type="float">
            <text:p>41.99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ijkstra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1.119" calcext:value-type="float">
            <text:p>21.119</text:p>
          </table:table-cell>
          <table:table-cell office:value-type="float" office:value="41.993" calcext:value-type="float">
            <text:p>41.99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ijkstra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29.367" calcext:value-type="float">
            <text:p>29.367</text:p>
          </table:table-cell>
          <table:table-cell office:value-type="float" office:value="73.5685" calcext:value-type="float">
            <text:p>73.568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ijkstra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0.3" calcext:value-type="float">
            <text:p>30.3</text:p>
          </table:table-cell>
          <table:table-cell office:value-type="float" office:value="73.5685" calcext:value-type="float">
            <text:p>73.568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ijkstra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0.178" calcext:value-type="float">
            <text:p>30.178</text:p>
          </table:table-cell>
          <table:table-cell office:value-type="float" office:value="73.5685" calcext:value-type="float">
            <text:p>73.568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ijkstra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29.718" calcext:value-type="float">
            <text:p>29.718</text:p>
          </table:table-cell>
          <table:table-cell office:value-type="float" office:value="73.5685" calcext:value-type="float">
            <text:p>73.568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ijkstra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29.282" calcext:value-type="float">
            <text:p>29.282</text:p>
          </table:table-cell>
          <table:table-cell office:value-type="float" office:value="73.5685" calcext:value-type="float">
            <text:p>73.568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ijkstra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0.102" calcext:value-type="float">
            <text:p>30.102</text:p>
          </table:table-cell>
          <table:table-cell office:value-type="float" office:value="73.5685" calcext:value-type="float">
            <text:p>73.568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ijkstra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27.416" calcext:value-type="float">
            <text:p>27.416</text:p>
          </table:table-cell>
          <table:table-cell office:value-type="float" office:value="73.5685" calcext:value-type="float">
            <text:p>73.568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ijkstra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27.999" calcext:value-type="float">
            <text:p>27.999</text:p>
          </table:table-cell>
          <table:table-cell office:value-type="float" office:value="73.5685" calcext:value-type="float">
            <text:p>73.568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ijkstra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29.202" calcext:value-type="float">
            <text:p>29.202</text:p>
          </table:table-cell>
          <table:table-cell office:value-type="float" office:value="73.5685" calcext:value-type="float">
            <text:p>73.568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ijkstra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1.125" calcext:value-type="float">
            <text:p>31.125</text:p>
          </table:table-cell>
          <table:table-cell office:value-type="float" office:value="73.5685" calcext:value-type="float">
            <text:p>73.568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ijkstra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8.798" calcext:value-type="float">
            <text:p>38.798</text:p>
          </table:table-cell>
          <table:table-cell office:value-type="float" office:value="71.9514" calcext:value-type="float">
            <text:p>71.951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ijkstra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8.488" calcext:value-type="float">
            <text:p>38.488</text:p>
          </table:table-cell>
          <table:table-cell office:value-type="float" office:value="71.9514" calcext:value-type="float">
            <text:p>71.951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ijkstra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8.731" calcext:value-type="float">
            <text:p>38.731</text:p>
          </table:table-cell>
          <table:table-cell office:value-type="float" office:value="71.9514" calcext:value-type="float">
            <text:p>71.951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ijkstra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9.099" calcext:value-type="float">
            <text:p>39.099</text:p>
          </table:table-cell>
          <table:table-cell office:value-type="float" office:value="71.9514" calcext:value-type="float">
            <text:p>71.951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ijkstra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8.508" calcext:value-type="float">
            <text:p>38.508</text:p>
          </table:table-cell>
          <table:table-cell office:value-type="float" office:value="71.9514" calcext:value-type="float">
            <text:p>71.951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ijkstra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8.665" calcext:value-type="float">
            <text:p>38.665</text:p>
          </table:table-cell>
          <table:table-cell office:value-type="float" office:value="71.9514" calcext:value-type="float">
            <text:p>71.951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ijkstra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8.286" calcext:value-type="float">
            <text:p>38.286</text:p>
          </table:table-cell>
          <table:table-cell office:value-type="float" office:value="71.9514" calcext:value-type="float">
            <text:p>71.951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ijkstra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7.917" calcext:value-type="float">
            <text:p>37.917</text:p>
          </table:table-cell>
          <table:table-cell office:value-type="float" office:value="71.9514" calcext:value-type="float">
            <text:p>71.951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ijkstra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7.831" calcext:value-type="float">
            <text:p>37.831</text:p>
          </table:table-cell>
          <table:table-cell office:value-type="float" office:value="71.9514" calcext:value-type="float">
            <text:p>71.951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ijkstra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8.354" calcext:value-type="float">
            <text:p>38.354</text:p>
          </table:table-cell>
          <table:table-cell office:value-type="float" office:value="71.9514" calcext:value-type="float">
            <text:p>71.951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ijkstra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21.05" calcext:value-type="float">
            <text:p>21.05</text:p>
          </table:table-cell>
          <table:table-cell office:value-type="float" office:value="60.9109" calcext:value-type="float">
            <text:p>60.910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ijkstra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21.249" calcext:value-type="float">
            <text:p>21.249</text:p>
          </table:table-cell>
          <table:table-cell office:value-type="float" office:value="60.9109" calcext:value-type="float">
            <text:p>60.910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ijkstra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21.297" calcext:value-type="float">
            <text:p>21.297</text:p>
          </table:table-cell>
          <table:table-cell office:value-type="float" office:value="60.9109" calcext:value-type="float">
            <text:p>60.910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ijkstra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21.398" calcext:value-type="float">
            <text:p>21.398</text:p>
          </table:table-cell>
          <table:table-cell office:value-type="float" office:value="60.9109" calcext:value-type="float">
            <text:p>60.910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ijkstra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21.191" calcext:value-type="float">
            <text:p>21.191</text:p>
          </table:table-cell>
          <table:table-cell office:value-type="float" office:value="60.9109" calcext:value-type="float">
            <text:p>60.910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ijkstra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20.984" calcext:value-type="float">
            <text:p>20.984</text:p>
          </table:table-cell>
          <table:table-cell office:value-type="float" office:value="60.9109" calcext:value-type="float">
            <text:p>60.910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ijkstra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21.004" calcext:value-type="float">
            <text:p>21.004</text:p>
          </table:table-cell>
          <table:table-cell office:value-type="float" office:value="60.9109" calcext:value-type="float">
            <text:p>60.910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ijkstra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21.167" calcext:value-type="float">
            <text:p>21.167</text:p>
          </table:table-cell>
          <table:table-cell office:value-type="float" office:value="60.9109" calcext:value-type="float">
            <text:p>60.910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ijkstra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21.087" calcext:value-type="float">
            <text:p>21.087</text:p>
          </table:table-cell>
          <table:table-cell office:value-type="float" office:value="60.9109" calcext:value-type="float">
            <text:p>60.910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ijkstra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21.147" calcext:value-type="float">
            <text:p>21.147</text:p>
          </table:table-cell>
          <table:table-cell office:value-type="float" office:value="60.9109" calcext:value-type="float">
            <text:p>60.9109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ijkstra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3.14" calcext:value-type="float">
            <text:p>33.14</text:p>
          </table:table-cell>
          <table:table-cell office:value-type="float" office:value="74.1918" calcext:value-type="float">
            <text:p>74.191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ijkstra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2.741" calcext:value-type="float">
            <text:p>32.741</text:p>
          </table:table-cell>
          <table:table-cell office:value-type="float" office:value="74.1918" calcext:value-type="float">
            <text:p>74.191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ijkstra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2.492" calcext:value-type="float">
            <text:p>32.492</text:p>
          </table:table-cell>
          <table:table-cell office:value-type="float" office:value="74.1918" calcext:value-type="float">
            <text:p>74.191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ijkstra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2.361" calcext:value-type="float">
            <text:p>32.361</text:p>
          </table:table-cell>
          <table:table-cell office:value-type="float" office:value="74.1918" calcext:value-type="float">
            <text:p>74.191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ijkstra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2.512" calcext:value-type="float">
            <text:p>32.512</text:p>
          </table:table-cell>
          <table:table-cell office:value-type="float" office:value="74.1918" calcext:value-type="float">
            <text:p>74.191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ijkstra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2.266" calcext:value-type="float">
            <text:p>32.266</text:p>
          </table:table-cell>
          <table:table-cell office:value-type="float" office:value="74.1918" calcext:value-type="float">
            <text:p>74.191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ijkstra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2.474" calcext:value-type="float">
            <text:p>32.474</text:p>
          </table:table-cell>
          <table:table-cell office:value-type="float" office:value="74.1918" calcext:value-type="float">
            <text:p>74.191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ijkstra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2.467" calcext:value-type="float">
            <text:p>32.467</text:p>
          </table:table-cell>
          <table:table-cell office:value-type="float" office:value="74.1918" calcext:value-type="float">
            <text:p>74.191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ijkstra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2.497" calcext:value-type="float">
            <text:p>32.497</text:p>
          </table:table-cell>
          <table:table-cell office:value-type="float" office:value="74.1918" calcext:value-type="float">
            <text:p>74.191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ijkstra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2.868" calcext:value-type="float">
            <text:p>32.868</text:p>
          </table:table-cell>
          <table:table-cell office:value-type="float" office:value="74.1918" calcext:value-type="float">
            <text:p>74.1918</text:p>
          </table:table-cell>
        </table:table-row>
        <table:table-row table:style-name="ro1">
          <table:table-cell table:number-columns-repeated="6"/>
          <table:table-cell table:formula="of:=AVERAGE([.G1:.G58])" office:value-type="float" office:value="28.42822" calcext:value-type="float">
            <text:p>28.42822</text:p>
          </table:table-cell>
          <table:table-cell table:formula="of:=AVERAGE([.H1:.H58])" office:value-type="float" office:value="64.52312" calcext:value-type="float">
            <text:p>64.5231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ijkstra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284.99" calcext:value-type="float">
            <text:p>1284.99</text:p>
          </table:table-cell>
          <table:table-cell office:value-type="float" office:value="366.342" calcext:value-type="float">
            <text:p>366.3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ijkstra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254.64" calcext:value-type="float">
            <text:p>1254.64</text:p>
          </table:table-cell>
          <table:table-cell office:value-type="float" office:value="366.342" calcext:value-type="float">
            <text:p>366.3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ijkstra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170.47" calcext:value-type="float">
            <text:p>1170.47</text:p>
          </table:table-cell>
          <table:table-cell office:value-type="float" office:value="366.342" calcext:value-type="float">
            <text:p>366.3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ijkstra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234.38" calcext:value-type="float">
            <text:p>1234.38</text:p>
          </table:table-cell>
          <table:table-cell office:value-type="float" office:value="366.342" calcext:value-type="float">
            <text:p>366.3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ijkstra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985.155" calcext:value-type="float">
            <text:p>985.155</text:p>
          </table:table-cell>
          <table:table-cell office:value-type="float" office:value="366.342" calcext:value-type="float">
            <text:p>366.3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ijkstra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816.671" calcext:value-type="float">
            <text:p>816.671</text:p>
          </table:table-cell>
          <table:table-cell office:value-type="float" office:value="366.342" calcext:value-type="float">
            <text:p>366.3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ijkstra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835.5" calcext:value-type="float">
            <text:p>835.5</text:p>
          </table:table-cell>
          <table:table-cell office:value-type="float" office:value="366.342" calcext:value-type="float">
            <text:p>366.3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ijkstra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816.348" calcext:value-type="float">
            <text:p>816.348</text:p>
          </table:table-cell>
          <table:table-cell office:value-type="float" office:value="366.342" calcext:value-type="float">
            <text:p>366.3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ijkstra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814.77" calcext:value-type="float">
            <text:p>814.77</text:p>
          </table:table-cell>
          <table:table-cell office:value-type="float" office:value="366.342" calcext:value-type="float">
            <text:p>366.3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ijkstra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799.614" calcext:value-type="float">
            <text:p>799.614</text:p>
          </table:table-cell>
          <table:table-cell office:value-type="float" office:value="366.342" calcext:value-type="float">
            <text:p>366.34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ijkstra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741.007" calcext:value-type="float">
            <text:p>741.007</text:p>
          </table:table-cell>
          <table:table-cell office:value-type="float" office:value="431.811" calcext:value-type="float">
            <text:p>431.81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ijkstra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729.604" calcext:value-type="float">
            <text:p>729.604</text:p>
          </table:table-cell>
          <table:table-cell office:value-type="float" office:value="431.811" calcext:value-type="float">
            <text:p>431.81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ijkstra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803.371" calcext:value-type="float">
            <text:p>803.371</text:p>
          </table:table-cell>
          <table:table-cell office:value-type="float" office:value="431.811" calcext:value-type="float">
            <text:p>431.81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ijkstra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743.329" calcext:value-type="float">
            <text:p>743.329</text:p>
          </table:table-cell>
          <table:table-cell office:value-type="float" office:value="431.811" calcext:value-type="float">
            <text:p>431.81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ijkstra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741.128" calcext:value-type="float">
            <text:p>741.128</text:p>
          </table:table-cell>
          <table:table-cell office:value-type="float" office:value="431.811" calcext:value-type="float">
            <text:p>431.81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ijkstra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739.671" calcext:value-type="float">
            <text:p>739.671</text:p>
          </table:table-cell>
          <table:table-cell office:value-type="float" office:value="431.811" calcext:value-type="float">
            <text:p>431.81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ijkstra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747.851" calcext:value-type="float">
            <text:p>747.851</text:p>
          </table:table-cell>
          <table:table-cell office:value-type="float" office:value="431.811" calcext:value-type="float">
            <text:p>431.81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ijkstra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742.006" calcext:value-type="float">
            <text:p>742.006</text:p>
          </table:table-cell>
          <table:table-cell office:value-type="float" office:value="431.811" calcext:value-type="float">
            <text:p>431.81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ijkstra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732.273" calcext:value-type="float">
            <text:p>732.273</text:p>
          </table:table-cell>
          <table:table-cell office:value-type="float" office:value="431.811" calcext:value-type="float">
            <text:p>431.81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ijkstra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739.479" calcext:value-type="float">
            <text:p>739.479</text:p>
          </table:table-cell>
          <table:table-cell office:value-type="float" office:value="431.811" calcext:value-type="float">
            <text:p>431.81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ijkstra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35.594" calcext:value-type="float">
            <text:p>235.594</text:p>
          </table:table-cell>
          <table:table-cell office:value-type="float" office:value="190.695" calcext:value-type="float">
            <text:p>190.69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ijkstra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35.614" calcext:value-type="float">
            <text:p>235.614</text:p>
          </table:table-cell>
          <table:table-cell office:value-type="float" office:value="190.695" calcext:value-type="float">
            <text:p>190.69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ijkstra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33.102" calcext:value-type="float">
            <text:p>233.102</text:p>
          </table:table-cell>
          <table:table-cell office:value-type="float" office:value="190.695" calcext:value-type="float">
            <text:p>190.69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ijkstra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35.452" calcext:value-type="float">
            <text:p>235.452</text:p>
          </table:table-cell>
          <table:table-cell office:value-type="float" office:value="190.695" calcext:value-type="float">
            <text:p>190.69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ijkstra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38.466" calcext:value-type="float">
            <text:p>238.466</text:p>
          </table:table-cell>
          <table:table-cell office:value-type="float" office:value="190.695" calcext:value-type="float">
            <text:p>190.69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ijkstra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36.72" calcext:value-type="float">
            <text:p>236.72</text:p>
          </table:table-cell>
          <table:table-cell office:value-type="float" office:value="190.695" calcext:value-type="float">
            <text:p>190.69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ijkstra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43.703" calcext:value-type="float">
            <text:p>243.703</text:p>
          </table:table-cell>
          <table:table-cell office:value-type="float" office:value="190.695" calcext:value-type="float">
            <text:p>190.69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ijkstra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34.677" calcext:value-type="float">
            <text:p>234.677</text:p>
          </table:table-cell>
          <table:table-cell office:value-type="float" office:value="190.695" calcext:value-type="float">
            <text:p>190.69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ijkstra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35.986" calcext:value-type="float">
            <text:p>235.986</text:p>
          </table:table-cell>
          <table:table-cell office:value-type="float" office:value="190.695" calcext:value-type="float">
            <text:p>190.69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ijkstra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35.773" calcext:value-type="float">
            <text:p>235.773</text:p>
          </table:table-cell>
          <table:table-cell office:value-type="float" office:value="190.695" calcext:value-type="float">
            <text:p>190.69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ijkstra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560.836" calcext:value-type="float">
            <text:p>560.836</text:p>
          </table:table-cell>
          <table:table-cell office:value-type="float" office:value="251.211" calcext:value-type="float">
            <text:p>251.21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ijkstra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559.636" calcext:value-type="float">
            <text:p>559.636</text:p>
          </table:table-cell>
          <table:table-cell office:value-type="float" office:value="251.211" calcext:value-type="float">
            <text:p>251.21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ijkstra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564.117" calcext:value-type="float">
            <text:p>564.117</text:p>
          </table:table-cell>
          <table:table-cell office:value-type="float" office:value="251.211" calcext:value-type="float">
            <text:p>251.21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ijkstra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562.446" calcext:value-type="float">
            <text:p>562.446</text:p>
          </table:table-cell>
          <table:table-cell office:value-type="float" office:value="251.211" calcext:value-type="float">
            <text:p>251.21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ijkstra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559.543" calcext:value-type="float">
            <text:p>559.543</text:p>
          </table:table-cell>
          <table:table-cell office:value-type="float" office:value="251.211" calcext:value-type="float">
            <text:p>251.21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ijkstra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553.583" calcext:value-type="float">
            <text:p>553.583</text:p>
          </table:table-cell>
          <table:table-cell office:value-type="float" office:value="251.211" calcext:value-type="float">
            <text:p>251.21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ijkstra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561.082" calcext:value-type="float">
            <text:p>561.082</text:p>
          </table:table-cell>
          <table:table-cell office:value-type="float" office:value="251.211" calcext:value-type="float">
            <text:p>251.21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ijkstra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563.117" calcext:value-type="float">
            <text:p>563.117</text:p>
          </table:table-cell>
          <table:table-cell office:value-type="float" office:value="251.211" calcext:value-type="float">
            <text:p>251.21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ijkstra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576.434" calcext:value-type="float">
            <text:p>576.434</text:p>
          </table:table-cell>
          <table:table-cell office:value-type="float" office:value="251.211" calcext:value-type="float">
            <text:p>251.21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ijkstra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561.377" calcext:value-type="float">
            <text:p>561.377</text:p>
          </table:table-cell>
          <table:table-cell office:value-type="float" office:value="251.211" calcext:value-type="float">
            <text:p>251.21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ijkstra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392.42" calcext:value-type="float">
            <text:p>392.42</text:p>
          </table:table-cell>
          <table:table-cell office:value-type="float" office:value="257.231" calcext:value-type="float">
            <text:p>257.23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ijkstra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387.898" calcext:value-type="float">
            <text:p>387.898</text:p>
          </table:table-cell>
          <table:table-cell office:value-type="float" office:value="257.231" calcext:value-type="float">
            <text:p>257.23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ijkstra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391.767" calcext:value-type="float">
            <text:p>391.767</text:p>
          </table:table-cell>
          <table:table-cell office:value-type="float" office:value="257.231" calcext:value-type="float">
            <text:p>257.23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ijkstra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392.446" calcext:value-type="float">
            <text:p>392.446</text:p>
          </table:table-cell>
          <table:table-cell office:value-type="float" office:value="257.231" calcext:value-type="float">
            <text:p>257.23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ijkstra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391.061" calcext:value-type="float">
            <text:p>391.061</text:p>
          </table:table-cell>
          <table:table-cell office:value-type="float" office:value="257.231" calcext:value-type="float">
            <text:p>257.23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ijkstra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393.934" calcext:value-type="float">
            <text:p>393.934</text:p>
          </table:table-cell>
          <table:table-cell office:value-type="float" office:value="257.231" calcext:value-type="float">
            <text:p>257.23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ijkstra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388.715" calcext:value-type="float">
            <text:p>388.715</text:p>
          </table:table-cell>
          <table:table-cell office:value-type="float" office:value="257.231" calcext:value-type="float">
            <text:p>257.23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ijkstra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392.433" calcext:value-type="float">
            <text:p>392.433</text:p>
          </table:table-cell>
          <table:table-cell office:value-type="float" office:value="257.231" calcext:value-type="float">
            <text:p>257.23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ijkstra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394.636" calcext:value-type="float">
            <text:p>394.636</text:p>
          </table:table-cell>
          <table:table-cell office:value-type="float" office:value="257.231" calcext:value-type="float">
            <text:p>257.23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ijkstra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388.444" calcext:value-type="float">
            <text:p>388.444</text:p>
          </table:table-cell>
          <table:table-cell office:value-type="float" office:value="257.231" calcext:value-type="float">
            <text:p>257.231</text:p>
          </table:table-cell>
        </table:table-row>
        <table:table-row table:style-name="ro1">
          <table:table-cell table:number-columns-repeated="6"/>
          <table:table-cell table:formula="of:=AVERAGE([.G61:.G118])" office:value-type="float" office:value="587.46538" calcext:value-type="float">
            <text:p>587.46538</text:p>
          </table:table-cell>
          <table:table-cell table:formula="of:=AVERAGE([.H61:.H118])" office:value-type="float" office:value="299.458" calcext:value-type="float">
            <text:p>299.45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ijkstra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889.73" calcext:value-type="float">
            <text:p>1889.73</text:p>
          </table:table-cell>
          <table:table-cell office:value-type="float" office:value="542.658" calcext:value-type="float">
            <text:p>542.65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ijkstra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912.08" calcext:value-type="float">
            <text:p>1912.08</text:p>
          </table:table-cell>
          <table:table-cell office:value-type="float" office:value="542.658" calcext:value-type="float">
            <text:p>542.65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ijkstra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77.01" calcext:value-type="float">
            <text:p>1777.01</text:p>
          </table:table-cell>
          <table:table-cell office:value-type="float" office:value="542.658" calcext:value-type="float">
            <text:p>542.65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ijkstra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34.3" calcext:value-type="float">
            <text:p>1734.3</text:p>
          </table:table-cell>
          <table:table-cell office:value-type="float" office:value="542.658" calcext:value-type="float">
            <text:p>542.65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ijkstra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30.01" calcext:value-type="float">
            <text:p>1730.01</text:p>
          </table:table-cell>
          <table:table-cell office:value-type="float" office:value="542.658" calcext:value-type="float">
            <text:p>542.65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ijkstra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29.52" calcext:value-type="float">
            <text:p>1729.52</text:p>
          </table:table-cell>
          <table:table-cell office:value-type="float" office:value="542.658" calcext:value-type="float">
            <text:p>542.65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ijkstra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26.35" calcext:value-type="float">
            <text:p>1726.35</text:p>
          </table:table-cell>
          <table:table-cell office:value-type="float" office:value="542.658" calcext:value-type="float">
            <text:p>542.65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ijkstra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34.83" calcext:value-type="float">
            <text:p>1734.83</text:p>
          </table:table-cell>
          <table:table-cell office:value-type="float" office:value="542.658" calcext:value-type="float">
            <text:p>542.65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ijkstra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930.12" calcext:value-type="float">
            <text:p>1930.12</text:p>
          </table:table-cell>
          <table:table-cell office:value-type="float" office:value="542.658" calcext:value-type="float">
            <text:p>542.65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ijkstra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803.54" calcext:value-type="float">
            <text:p>1803.54</text:p>
          </table:table-cell>
          <table:table-cell office:value-type="float" office:value="542.658" calcext:value-type="float">
            <text:p>542.65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ijkstra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870.89" calcext:value-type="float">
            <text:p>870.89</text:p>
          </table:table-cell>
          <table:table-cell office:value-type="float" office:value="418.076" calcext:value-type="float">
            <text:p>418.07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ijkstra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867.751" calcext:value-type="float">
            <text:p>867.751</text:p>
          </table:table-cell>
          <table:table-cell office:value-type="float" office:value="418.076" calcext:value-type="float">
            <text:p>418.07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ijkstra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868.553" calcext:value-type="float">
            <text:p>868.553</text:p>
          </table:table-cell>
          <table:table-cell office:value-type="float" office:value="418.076" calcext:value-type="float">
            <text:p>418.07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ijkstra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866.252" calcext:value-type="float">
            <text:p>866.252</text:p>
          </table:table-cell>
          <table:table-cell office:value-type="float" office:value="418.076" calcext:value-type="float">
            <text:p>418.07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ijkstra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866.567" calcext:value-type="float">
            <text:p>866.567</text:p>
          </table:table-cell>
          <table:table-cell office:value-type="float" office:value="418.076" calcext:value-type="float">
            <text:p>418.07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ijkstra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875.727" calcext:value-type="float">
            <text:p>875.727</text:p>
          </table:table-cell>
          <table:table-cell office:value-type="float" office:value="418.076" calcext:value-type="float">
            <text:p>418.07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ijkstra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862.377" calcext:value-type="float">
            <text:p>862.377</text:p>
          </table:table-cell>
          <table:table-cell office:value-type="float" office:value="418.076" calcext:value-type="float">
            <text:p>418.07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ijkstra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866.964" calcext:value-type="float">
            <text:p>866.964</text:p>
          </table:table-cell>
          <table:table-cell office:value-type="float" office:value="418.076" calcext:value-type="float">
            <text:p>418.07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ijkstra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869.563" calcext:value-type="float">
            <text:p>869.563</text:p>
          </table:table-cell>
          <table:table-cell office:value-type="float" office:value="418.076" calcext:value-type="float">
            <text:p>418.07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ijkstra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864.908" calcext:value-type="float">
            <text:p>864.908</text:p>
          </table:table-cell>
          <table:table-cell office:value-type="float" office:value="418.076" calcext:value-type="float">
            <text:p>418.07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ijkstra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658.62" calcext:value-type="float">
            <text:p>658.62</text:p>
          </table:table-cell>
          <table:table-cell office:value-type="float" office:value="281.277" calcext:value-type="float">
            <text:p>281.27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ijkstra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658.863" calcext:value-type="float">
            <text:p>658.863</text:p>
          </table:table-cell>
          <table:table-cell office:value-type="float" office:value="281.277" calcext:value-type="float">
            <text:p>281.27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ijkstra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658.739" calcext:value-type="float">
            <text:p>658.739</text:p>
          </table:table-cell>
          <table:table-cell office:value-type="float" office:value="281.277" calcext:value-type="float">
            <text:p>281.27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ijkstra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656.614" calcext:value-type="float">
            <text:p>656.614</text:p>
          </table:table-cell>
          <table:table-cell office:value-type="float" office:value="281.277" calcext:value-type="float">
            <text:p>281.27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ijkstra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663.204" calcext:value-type="float">
            <text:p>663.204</text:p>
          </table:table-cell>
          <table:table-cell office:value-type="float" office:value="281.277" calcext:value-type="float">
            <text:p>281.27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ijkstra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654.547" calcext:value-type="float">
            <text:p>654.547</text:p>
          </table:table-cell>
          <table:table-cell office:value-type="float" office:value="281.277" calcext:value-type="float">
            <text:p>281.27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ijkstra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655.15" calcext:value-type="float">
            <text:p>655.15</text:p>
          </table:table-cell>
          <table:table-cell office:value-type="float" office:value="281.277" calcext:value-type="float">
            <text:p>281.27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ijkstra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656.527" calcext:value-type="float">
            <text:p>656.527</text:p>
          </table:table-cell>
          <table:table-cell office:value-type="float" office:value="281.277" calcext:value-type="float">
            <text:p>281.27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ijkstra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658.632" calcext:value-type="float">
            <text:p>658.632</text:p>
          </table:table-cell>
          <table:table-cell office:value-type="float" office:value="281.277" calcext:value-type="float">
            <text:p>281.27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ijkstra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727.813" calcext:value-type="float">
            <text:p>727.813</text:p>
          </table:table-cell>
          <table:table-cell office:value-type="float" office:value="281.277" calcext:value-type="float">
            <text:p>281.277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ijkstra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577.79" calcext:value-type="float">
            <text:p>577.79</text:p>
          </table:table-cell>
          <table:table-cell office:value-type="float" office:value="277.526" calcext:value-type="float">
            <text:p>277.52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ijkstra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549.654" calcext:value-type="float">
            <text:p>549.654</text:p>
          </table:table-cell>
          <table:table-cell office:value-type="float" office:value="277.526" calcext:value-type="float">
            <text:p>277.52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ijkstra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548.523" calcext:value-type="float">
            <text:p>548.523</text:p>
          </table:table-cell>
          <table:table-cell office:value-type="float" office:value="277.526" calcext:value-type="float">
            <text:p>277.52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ijkstra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552.899" calcext:value-type="float">
            <text:p>552.899</text:p>
          </table:table-cell>
          <table:table-cell office:value-type="float" office:value="277.526" calcext:value-type="float">
            <text:p>277.52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ijkstra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546.969" calcext:value-type="float">
            <text:p>546.969</text:p>
          </table:table-cell>
          <table:table-cell office:value-type="float" office:value="277.526" calcext:value-type="float">
            <text:p>277.52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ijkstra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549.122" calcext:value-type="float">
            <text:p>549.122</text:p>
          </table:table-cell>
          <table:table-cell office:value-type="float" office:value="277.526" calcext:value-type="float">
            <text:p>277.52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ijkstra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546.346" calcext:value-type="float">
            <text:p>546.346</text:p>
          </table:table-cell>
          <table:table-cell office:value-type="float" office:value="277.526" calcext:value-type="float">
            <text:p>277.52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ijkstra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552.596" calcext:value-type="float">
            <text:p>552.596</text:p>
          </table:table-cell>
          <table:table-cell office:value-type="float" office:value="277.526" calcext:value-type="float">
            <text:p>277.52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ijkstra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552.122" calcext:value-type="float">
            <text:p>552.122</text:p>
          </table:table-cell>
          <table:table-cell office:value-type="float" office:value="277.526" calcext:value-type="float">
            <text:p>277.52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ijkstra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548.516" calcext:value-type="float">
            <text:p>548.516</text:p>
          </table:table-cell>
          <table:table-cell office:value-type="float" office:value="277.526" calcext:value-type="float">
            <text:p>277.52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ijkstra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659.157" calcext:value-type="float">
            <text:p>659.157</text:p>
          </table:table-cell>
          <table:table-cell office:value-type="float" office:value="271.555" calcext:value-type="float">
            <text:p>271.55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ijkstra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656.237" calcext:value-type="float">
            <text:p>656.237</text:p>
          </table:table-cell>
          <table:table-cell office:value-type="float" office:value="271.555" calcext:value-type="float">
            <text:p>271.55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ijkstra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660.234" calcext:value-type="float">
            <text:p>660.234</text:p>
          </table:table-cell>
          <table:table-cell office:value-type="float" office:value="271.555" calcext:value-type="float">
            <text:p>271.55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ijkstra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658.227" calcext:value-type="float">
            <text:p>658.227</text:p>
          </table:table-cell>
          <table:table-cell office:value-type="float" office:value="271.555" calcext:value-type="float">
            <text:p>271.55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ijkstra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656.347" calcext:value-type="float">
            <text:p>656.347</text:p>
          </table:table-cell>
          <table:table-cell office:value-type="float" office:value="271.555" calcext:value-type="float">
            <text:p>271.55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ijkstra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655.445" calcext:value-type="float">
            <text:p>655.445</text:p>
          </table:table-cell>
          <table:table-cell office:value-type="float" office:value="271.555" calcext:value-type="float">
            <text:p>271.55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ijkstra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683.199" calcext:value-type="float">
            <text:p>683.199</text:p>
          </table:table-cell>
          <table:table-cell office:value-type="float" office:value="271.555" calcext:value-type="float">
            <text:p>271.55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ijkstra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654.79" calcext:value-type="float">
            <text:p>654.79</text:p>
          </table:table-cell>
          <table:table-cell office:value-type="float" office:value="271.555" calcext:value-type="float">
            <text:p>271.55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ijkstra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655.429" calcext:value-type="float">
            <text:p>655.429</text:p>
          </table:table-cell>
          <table:table-cell office:value-type="float" office:value="271.555" calcext:value-type="float">
            <text:p>271.55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ijkstra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657.508" calcext:value-type="float">
            <text:p>657.508</text:p>
          </table:table-cell>
          <table:table-cell office:value-type="float" office:value="271.555" calcext:value-type="float">
            <text:p>271.555</text:p>
          </table:table-cell>
        </table:table-row>
        <table:table-row table:style-name="ro1">
          <table:table-cell table:number-columns-repeated="6"/>
          <table:table-cell table:formula="of:=AVERAGE([.G121:.G178])" office:value-type="float" office:value="908.33722" calcext:value-type="float">
            <text:p>908.33722</text:p>
          </table:table-cell>
          <table:table-cell table:formula="of:=AVERAGE([.H121:.H178])" office:value-type="float" office:value="358.2184" calcext:value-type="float">
            <text:p>358.218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ijkstra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0023.9" calcext:value-type="float">
            <text:p>10023.9</text:p>
          </table:table-cell>
          <table:table-cell office:value-type="float" office:value="1457.72" calcext:value-type="float">
            <text:p>1457.7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ijkstra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0017.6" calcext:value-type="float">
            <text:p>10017.6</text:p>
          </table:table-cell>
          <table:table-cell office:value-type="float" office:value="1457.72" calcext:value-type="float">
            <text:p>1457.7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ijkstra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0107.8" calcext:value-type="float">
            <text:p>10107.8</text:p>
          </table:table-cell>
          <table:table-cell office:value-type="float" office:value="1457.72" calcext:value-type="float">
            <text:p>1457.7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ijkstra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0003.9" calcext:value-type="float">
            <text:p>10003.9</text:p>
          </table:table-cell>
          <table:table-cell office:value-type="float" office:value="1457.72" calcext:value-type="float">
            <text:p>1457.7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ijkstra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0014.8" calcext:value-type="float">
            <text:p>10014.8</text:p>
          </table:table-cell>
          <table:table-cell office:value-type="float" office:value="1457.72" calcext:value-type="float">
            <text:p>1457.7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ijkstra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0000.9" calcext:value-type="float">
            <text:p>10000.9</text:p>
          </table:table-cell>
          <table:table-cell office:value-type="float" office:value="1457.72" calcext:value-type="float">
            <text:p>1457.7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ijkstra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9988.31" calcext:value-type="float">
            <text:p>9988.31</text:p>
          </table:table-cell>
          <table:table-cell office:value-type="float" office:value="1457.72" calcext:value-type="float">
            <text:p>1457.7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ijkstra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9997.24" calcext:value-type="float">
            <text:p>9997.24</text:p>
          </table:table-cell>
          <table:table-cell office:value-type="float" office:value="1457.72" calcext:value-type="float">
            <text:p>1457.7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ijkstra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9993.52" calcext:value-type="float">
            <text:p>9993.52</text:p>
          </table:table-cell>
          <table:table-cell office:value-type="float" office:value="1457.72" calcext:value-type="float">
            <text:p>1457.7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ijkstra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0020.7" calcext:value-type="float">
            <text:p>10020.7</text:p>
          </table:table-cell>
          <table:table-cell office:value-type="float" office:value="1457.72" calcext:value-type="float">
            <text:p>1457.7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ijkstra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9994.91" calcext:value-type="float">
            <text:p>9994.91</text:p>
          </table:table-cell>
          <table:table-cell office:value-type="float" office:value="1564.23" calcext:value-type="float">
            <text:p>1564.2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ijkstra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0040" calcext:value-type="float">
            <text:p>10040</text:p>
          </table:table-cell>
          <table:table-cell office:value-type="float" office:value="1564.23" calcext:value-type="float">
            <text:p>1564.2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ijkstra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0035.9" calcext:value-type="float">
            <text:p>10035.9</text:p>
          </table:table-cell>
          <table:table-cell office:value-type="float" office:value="1564.23" calcext:value-type="float">
            <text:p>1564.2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ijkstra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0028.4" calcext:value-type="float">
            <text:p>10028.4</text:p>
          </table:table-cell>
          <table:table-cell office:value-type="float" office:value="1564.23" calcext:value-type="float">
            <text:p>1564.2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ijkstra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0032.3" calcext:value-type="float">
            <text:p>10032.3</text:p>
          </table:table-cell>
          <table:table-cell office:value-type="float" office:value="1564.23" calcext:value-type="float">
            <text:p>1564.2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ijkstra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0060.8" calcext:value-type="float">
            <text:p>10060.8</text:p>
          </table:table-cell>
          <table:table-cell office:value-type="float" office:value="1564.23" calcext:value-type="float">
            <text:p>1564.2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ijkstra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0017.4" calcext:value-type="float">
            <text:p>10017.4</text:p>
          </table:table-cell>
          <table:table-cell office:value-type="float" office:value="1564.23" calcext:value-type="float">
            <text:p>1564.2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ijkstra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0077.6" calcext:value-type="float">
            <text:p>10077.6</text:p>
          </table:table-cell>
          <table:table-cell office:value-type="float" office:value="1564.23" calcext:value-type="float">
            <text:p>1564.2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ijkstra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0035.2" calcext:value-type="float">
            <text:p>10035.2</text:p>
          </table:table-cell>
          <table:table-cell office:value-type="float" office:value="1564.23" calcext:value-type="float">
            <text:p>1564.2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ijkstra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0134.4" calcext:value-type="float">
            <text:p>10134.4</text:p>
          </table:table-cell>
          <table:table-cell office:value-type="float" office:value="1564.23" calcext:value-type="float">
            <text:p>1564.2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ijkstra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0191" calcext:value-type="float">
            <text:p>10191</text:p>
          </table:table-cell>
          <table:table-cell office:value-type="float" office:value="1506.14" calcext:value-type="float">
            <text:p>1506.1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ijkstra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0204.3" calcext:value-type="float">
            <text:p>10204.3</text:p>
          </table:table-cell>
          <table:table-cell office:value-type="float" office:value="1506.14" calcext:value-type="float">
            <text:p>1506.1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ijkstra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0232.2" calcext:value-type="float">
            <text:p>10232.2</text:p>
          </table:table-cell>
          <table:table-cell office:value-type="float" office:value="1506.14" calcext:value-type="float">
            <text:p>1506.1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ijkstra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0218.1" calcext:value-type="float">
            <text:p>10218.1</text:p>
          </table:table-cell>
          <table:table-cell office:value-type="float" office:value="1506.14" calcext:value-type="float">
            <text:p>1506.1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ijkstra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0171.1" calcext:value-type="float">
            <text:p>10171.1</text:p>
          </table:table-cell>
          <table:table-cell office:value-type="float" office:value="1506.14" calcext:value-type="float">
            <text:p>1506.1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ijkstra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0173.2" calcext:value-type="float">
            <text:p>10173.2</text:p>
          </table:table-cell>
          <table:table-cell office:value-type="float" office:value="1506.14" calcext:value-type="float">
            <text:p>1506.1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ijkstra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0165.6" calcext:value-type="float">
            <text:p>10165.6</text:p>
          </table:table-cell>
          <table:table-cell office:value-type="float" office:value="1506.14" calcext:value-type="float">
            <text:p>1506.1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ijkstra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0173" calcext:value-type="float">
            <text:p>10173</text:p>
          </table:table-cell>
          <table:table-cell office:value-type="float" office:value="1506.14" calcext:value-type="float">
            <text:p>1506.1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ijkstra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0183.9" calcext:value-type="float">
            <text:p>10183.9</text:p>
          </table:table-cell>
          <table:table-cell office:value-type="float" office:value="1506.14" calcext:value-type="float">
            <text:p>1506.1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ijkstra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0185.9" calcext:value-type="float">
            <text:p>10185.9</text:p>
          </table:table-cell>
          <table:table-cell office:value-type="float" office:value="1506.14" calcext:value-type="float">
            <text:p>1506.1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ijkstra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1961.2" calcext:value-type="float">
            <text:p>11961.2</text:p>
          </table:table-cell>
          <table:table-cell office:value-type="float" office:value="2103.34" calcext:value-type="float">
            <text:p>2103.3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ijkstra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1988.6" calcext:value-type="float">
            <text:p>11988.6</text:p>
          </table:table-cell>
          <table:table-cell office:value-type="float" office:value="2103.34" calcext:value-type="float">
            <text:p>2103.3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ijkstra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2033" calcext:value-type="float">
            <text:p>12033</text:p>
          </table:table-cell>
          <table:table-cell office:value-type="float" office:value="2103.34" calcext:value-type="float">
            <text:p>2103.3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ijkstra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2111.6" calcext:value-type="float">
            <text:p>12111.6</text:p>
          </table:table-cell>
          <table:table-cell office:value-type="float" office:value="2103.34" calcext:value-type="float">
            <text:p>2103.3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ijkstra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2006.9" calcext:value-type="float">
            <text:p>12006.9</text:p>
          </table:table-cell>
          <table:table-cell office:value-type="float" office:value="2103.34" calcext:value-type="float">
            <text:p>2103.3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ijkstra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1967.3" calcext:value-type="float">
            <text:p>11967.3</text:p>
          </table:table-cell>
          <table:table-cell office:value-type="float" office:value="2103.34" calcext:value-type="float">
            <text:p>2103.3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ijkstra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1987.4" calcext:value-type="float">
            <text:p>11987.4</text:p>
          </table:table-cell>
          <table:table-cell office:value-type="float" office:value="2103.34" calcext:value-type="float">
            <text:p>2103.3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ijkstra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1963.8" calcext:value-type="float">
            <text:p>11963.8</text:p>
          </table:table-cell>
          <table:table-cell office:value-type="float" office:value="2103.34" calcext:value-type="float">
            <text:p>2103.3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ijkstra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2007.3" calcext:value-type="float">
            <text:p>12007.3</text:p>
          </table:table-cell>
          <table:table-cell office:value-type="float" office:value="2103.34" calcext:value-type="float">
            <text:p>2103.3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ijkstra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1987.5" calcext:value-type="float">
            <text:p>11987.5</text:p>
          </table:table-cell>
          <table:table-cell office:value-type="float" office:value="2103.34" calcext:value-type="float">
            <text:p>2103.3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ijkstra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26.68" calcext:value-type="float">
            <text:p>1826.68</text:p>
          </table:table-cell>
          <table:table-cell office:value-type="float" office:value="604.585" calcext:value-type="float">
            <text:p>604.58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ijkstra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13.5" calcext:value-type="float">
            <text:p>1813.5</text:p>
          </table:table-cell>
          <table:table-cell office:value-type="float" office:value="604.585" calcext:value-type="float">
            <text:p>604.58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ijkstra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13.31" calcext:value-type="float">
            <text:p>1813.31</text:p>
          </table:table-cell>
          <table:table-cell office:value-type="float" office:value="604.585" calcext:value-type="float">
            <text:p>604.58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ijkstra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21.56" calcext:value-type="float">
            <text:p>1821.56</text:p>
          </table:table-cell>
          <table:table-cell office:value-type="float" office:value="604.585" calcext:value-type="float">
            <text:p>604.58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ijkstra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22.62" calcext:value-type="float">
            <text:p>1822.62</text:p>
          </table:table-cell>
          <table:table-cell office:value-type="float" office:value="604.585" calcext:value-type="float">
            <text:p>604.58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ijkstra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11.16" calcext:value-type="float">
            <text:p>1811.16</text:p>
          </table:table-cell>
          <table:table-cell office:value-type="float" office:value="604.585" calcext:value-type="float">
            <text:p>604.58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ijkstra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06.87" calcext:value-type="float">
            <text:p>1806.87</text:p>
          </table:table-cell>
          <table:table-cell office:value-type="float" office:value="604.585" calcext:value-type="float">
            <text:p>604.58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ijkstra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18.18" calcext:value-type="float">
            <text:p>1818.18</text:p>
          </table:table-cell>
          <table:table-cell office:value-type="float" office:value="604.585" calcext:value-type="float">
            <text:p>604.58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ijkstra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12.55" calcext:value-type="float">
            <text:p>1812.55</text:p>
          </table:table-cell>
          <table:table-cell office:value-type="float" office:value="604.585" calcext:value-type="float">
            <text:p>604.58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ijkstra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10.1" calcext:value-type="float">
            <text:p>1810.1</text:p>
          </table:table-cell>
          <table:table-cell office:value-type="float" office:value="604.585" calcext:value-type="float">
            <text:p>604.585</text:p>
          </table:table-cell>
        </table:table-row>
        <table:table-row table:style-name="ro1">
          <table:table-cell table:number-columns-repeated="6"/>
          <table:table-cell table:formula="of:=AVERAGE([.G181:.G238])" office:value-type="float" office:value="8813.9002" calcext:value-type="float">
            <text:p>8813.9002</text:p>
          </table:table-cell>
          <table:table-cell table:formula="of:=AVERAGE([.H181:.H238])" office:value-type="float" office:value="1447.203" calcext:value-type="float">
            <text:p>1447.2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3T10:31:33.798966242</dc:date>
    <meta:editing-duration>PT11M1S</meta:editing-duration>
    <meta:editing-cycles>1</meta:editing-cycles>
    <meta:document-statistic meta:table-count="1" meta:cell-count="1608" meta:object-count="0"/>
    <meta:generator>LibreOffice/6.0.7.3$Linux_X86_64 LibreOffice_project/00m0$Build-3</meta:generator>
  </office:meta>
</office:document-meta>
</file>